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45520a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28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0" style:family="paragraph" style:parent-style-name="Heading_20_1">
      <style:paragraph-properties fo:line-height="100%"/>
    </style:style>
    <style:style style:name="P13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7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45520a" style:font-style-asian="normal" style:font-weight-asian="normal" style:font-style-complex="normal" style:font-weight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9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46cb45" style:font-weight-asian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1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7d121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2" style:family="text">
      <style:text-properties officeooo:rsid="00061718"/>
    </style:style>
    <style:style style:name="T153" style:family="text">
      <style:text-properties officeooo:rsid="00072975"/>
    </style:style>
    <style:style style:name="T154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officeooo:rsid="0044ae78"/>
    </style:style>
    <style:style style:name="T18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9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7" style:family="text">
      <style:text-properties officeooo:rsid="00194778"/>
    </style:style>
    <style:style style:name="T198" style:family="text">
      <style:text-properties officeooo:rsid="0030463c"/>
    </style:style>
    <style:style style:name="T199" style:family="text">
      <style:text-properties officeooo:rsid="0030e0a1"/>
    </style:style>
    <style:style style:name="T200" style:family="text">
      <style:text-properties officeooo:rsid="00408209"/>
    </style:style>
    <style:style style:name="T201" style:family="text">
      <style:text-properties style:text-underline-style="none" fo:font-weight="normal" style:font-weight-asian="normal" style:font-weight-complex="normal"/>
    </style:style>
    <style:style style:name="T202" style:family="text">
      <style:text-properties style:text-underline-style="none" fo:font-weight="normal" officeooo:rsid="004124e5" style:font-weight-asian="normal" style:font-weight-complex="normal"/>
    </style:style>
    <style:style style:name="T203" style:family="text">
      <style:text-properties style:text-underline-style="none" fo:font-weight="normal" officeooo:rsid="00059c96" style:font-weight-asian="normal" style:font-weight-complex="normal"/>
    </style:style>
    <style:style style:name="T204" style:family="text">
      <style:text-properties style:text-underline-style="none" fo:font-weight="normal" officeooo:rsid="00420662" style:font-weight-asian="normal" style:font-weight-complex="normal"/>
    </style:style>
    <style:style style:name="T205" style:family="text">
      <style:text-properties style:text-underline-style="none" fo:font-weight="normal" officeooo:rsid="0042c288" style:font-weight-asian="normal" style:font-weight-complex="normal"/>
    </style:style>
    <style:style style:name="T206" style:family="text">
      <style:text-properties style:text-underline-style="none" fo:font-weight="normal" officeooo:rsid="004e0ee6" style:font-weight-asian="normal" style:font-weight-complex="normal"/>
    </style:style>
    <style:style style:name="T207" style:family="text">
      <style:text-properties style:text-underline-style="none" fo:font-weight="normal" officeooo:rsid="0013b216" style:font-weight-asian="normal" style:font-weight-complex="normal"/>
    </style:style>
    <style:style style:name="T208" style:family="text">
      <style:text-properties style:text-underline-style="none" fo:font-weight="normal" officeooo:rsid="0053cdb5" style:font-weight-asian="normal" style:font-weight-complex="normal"/>
    </style:style>
    <style:style style:name="T209" style:family="text">
      <style:text-properties style:text-underline-style="none" fo:font-weight="normal" officeooo:rsid="00061718" style:font-weight-asian="normal" style:font-weight-complex="normal"/>
    </style:style>
    <style:style style:name="T210" style:family="text">
      <style:text-properties style:text-underline-style="none" fo:font-weight="normal" officeooo:rsid="0004f1de" style:font-weight-asian="normal" style:font-weight-complex="normal"/>
    </style:style>
    <style:style style:name="T211" style:family="text">
      <style:text-properties style:text-underline-style="none" fo:font-weight="normal" officeooo:rsid="0070ec7d" style:font-weight-asian="normal" style:font-weight-complex="normal"/>
    </style:style>
    <style:style style:name="T212" style:family="text">
      <style:text-properties style:text-underline-style="none" fo:font-weight="normal" officeooo:rsid="008a6699" style:font-weight-asian="normal" style:font-weight-complex="normal"/>
    </style:style>
    <style:style style:name="T213" style:family="text">
      <style:text-properties style:text-underline-style="none" fo:font-weight="normal" officeooo:rsid="008deecb" style:font-weight-asian="normal" style:font-weight-complex="normal"/>
    </style:style>
    <style:style style:name="T214" style:family="text">
      <style:text-properties style:text-underline-style="none" fo:font-weight="normal" officeooo:rsid="0008bf16" style:font-weight-asian="normal" style:font-weight-complex="normal"/>
    </style:style>
    <style:style style:name="T215" style:family="text">
      <style:text-properties style:text-underline-style="none" fo:font-weight="normal" officeooo:rsid="0030e0a1" style:font-weight-asian="normal" style:font-weight-complex="normal"/>
    </style:style>
    <style:style style:name="T216" style:family="text">
      <style:text-properties style:text-underline-style="none" fo:font-weight="normal" officeooo:rsid="003574fe" style:font-weight-asian="normal" style:font-weight-complex="normal"/>
    </style:style>
    <style:style style:name="T217" style:family="text">
      <style:text-properties style:text-underline-style="none" fo:font-weight="normal" officeooo:rsid="0097fbd1" style:font-weight-asian="normal" style:font-weight-complex="normal"/>
    </style:style>
    <style:style style:name="T218" style:family="text">
      <style:text-properties style:text-underline-style="none" fo:font-weight="normal" officeooo:rsid="00754e19" style:font-weight-asian="normal" style:font-weight-complex="normal"/>
    </style:style>
    <style:style style:name="T219" style:family="text">
      <style:text-properties style:text-underline-style="none" fo:font-weight="normal" officeooo:rsid="00c3c71b" style:font-weight-asian="normal" style:font-weight-complex="normal"/>
    </style:style>
    <style:style style:name="T220" style:family="text">
      <style:text-properties style:text-underline-style="none" fo:font-weight="normal" officeooo:rsid="00072975" style:font-weight-asian="normal" style:font-weight-complex="normal"/>
    </style:style>
    <style:style style:name="T221" style:family="text">
      <style:text-properties style:text-underline-style="none" fo:font-weight="normal" officeooo:rsid="00cd8f65" style:font-weight-asian="normal" style:font-weight-complex="normal"/>
    </style:style>
    <style:style style:name="T222" style:family="text">
      <style:text-properties style:text-underline-style="none" fo:font-weight="normal" officeooo:rsid="00d26a3f" style:font-weight-asian="normal" style:font-weight-complex="normal"/>
    </style:style>
    <style:style style:name="T223" style:family="text">
      <style:text-properties style:text-underline-style="none" fo:font-weight="normal" officeooo:rsid="00da04e3" style:font-weight-asian="normal" style:font-weight-complex="normal"/>
    </style:style>
    <style:style style:name="T224" style:family="text">
      <style:text-properties style:text-underline-style="none" fo:font-weight="normal" officeooo:rsid="00e504a4" style:font-weight-asian="normal" style:font-weight-complex="normal"/>
    </style:style>
    <style:style style:name="T225" style:family="text">
      <style:text-properties style:text-underline-style="none" fo:font-weight="normal" officeooo:rsid="0092b48e" style:font-weight-asian="normal" style:font-weight-complex="normal"/>
    </style:style>
    <style:style style:name="T226" style:family="text">
      <style:text-properties style:text-underline-style="none" fo:font-weight="normal" officeooo:rsid="00f60c80" style:font-weight-asian="normal" style:font-weight-complex="normal"/>
    </style:style>
    <style:style style:name="T227" style:family="text">
      <style:text-properties style:text-underline-style="none" fo:font-weight="normal" officeooo:rsid="00b7427f" style:font-weight-asian="normal" style:font-weight-complex="normal"/>
    </style:style>
    <style:style style:name="T228" style:family="text">
      <style:text-properties style:text-underline-style="none" fo:font-weight="normal" officeooo:rsid="00bfe78f" style:font-weight-asian="normal" style:font-weight-complex="normal"/>
    </style:style>
    <style:style style:name="T229" style:family="text">
      <style:text-properties style:text-underline-style="none" fo:font-weight="normal" officeooo:rsid="010d15dd" style:font-weight-asian="normal" style:font-weight-complex="normal"/>
    </style:style>
    <style:style style:name="T230" style:family="text">
      <style:text-properties style:text-underline-style="none" fo:font-weight="normal" officeooo:rsid="0147d121" style:font-weight-asian="normal" style:font-weight-complex="normal"/>
    </style:style>
    <style:style style:name="T231" style:family="text">
      <style:text-properties style:text-underline-style="none" fo:font-weight="normal" officeooo:rsid="0147e4d3" style:font-weight-asian="normal" style:font-weight-complex="normal"/>
    </style:style>
    <style:style style:name="T23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3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3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3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6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37" style:family="text">
      <style:text-properties officeooo:rsid="0040d982"/>
    </style:style>
    <style:style style:name="T238" style:family="text">
      <style:text-properties officeooo:rsid="00420662"/>
    </style:style>
    <style:style style:name="T239" style:family="text">
      <style:text-properties officeooo:rsid="0044ae78"/>
    </style:style>
    <style:style style:name="T240" style:family="text">
      <style:text-properties officeooo:rsid="004c7182"/>
    </style:style>
    <style:style style:name="T241" style:family="text">
      <style:text-properties officeooo:rsid="004d8b35"/>
    </style:style>
    <style:style style:name="T242" style:family="text">
      <style:text-properties style:text-underline-style="solid" style:text-underline-width="auto" style:text-underline-color="font-color"/>
    </style:style>
    <style:style style:name="T243" style:family="text">
      <style:text-properties style:text-underline-style="solid" style:text-underline-width="auto" style:text-underline-color="font-color" officeooo:rsid="00061718"/>
    </style:style>
    <style:style style:name="T244" style:family="text">
      <style:text-properties style:text-underline-style="solid" style:text-underline-width="auto" style:text-underline-color="font-color" officeooo:rsid="00043d37"/>
    </style:style>
    <style:style style:name="T245" style:family="text">
      <style:text-properties style:text-underline-style="solid" style:text-underline-width="auto" style:text-underline-color="font-color" officeooo:rsid="000a08d6"/>
    </style:style>
    <style:style style:name="T246" style:family="text">
      <style:text-properties style:text-underline-style="solid" style:text-underline-width="auto" style:text-underline-color="font-color" officeooo:rsid="00bfd4bd"/>
    </style:style>
    <style:style style:name="T24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5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53" style:family="text">
      <style:text-properties officeooo:rsid="0053cdb5"/>
    </style:style>
    <style:style style:name="T25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6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1" style:family="text">
      <style:text-properties style:font-name="Liberation Serif1" fo:font-style="normal" style:text-underline-style="none" fo:font-weight="bold" officeooo:rsid="012b6920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89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90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91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92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93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4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1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0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1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1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1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1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1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1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1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1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1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2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2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2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2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5" style:family="text">
      <style:text-properties officeooo:rsid="005cf811"/>
    </style:style>
    <style:style style:name="T326" style:family="text">
      <style:text-properties officeooo:rsid="005ff056"/>
    </style:style>
    <style:style style:name="T327" style:family="text">
      <style:text-properties officeooo:rsid="00745ad9"/>
    </style:style>
    <style:style style:name="T328" style:family="text">
      <style:text-properties officeooo:rsid="0078a2da"/>
    </style:style>
    <style:style style:name="T329" style:family="text">
      <style:text-properties officeooo:rsid="00894806"/>
    </style:style>
    <style:style style:name="T330" style:family="text">
      <style:text-properties officeooo:rsid="008d8493"/>
    </style:style>
    <style:style style:name="T331" style:family="text">
      <style:text-properties officeooo:rsid="00c13698"/>
    </style:style>
    <style:style style:name="T332" style:family="text">
      <style:text-properties officeooo:rsid="00c2d31a"/>
    </style:style>
    <style:style style:name="T333" style:family="text">
      <style:text-properties officeooo:rsid="00c2d31a" fo:background-color="transparent" loext:char-shading-value="0"/>
    </style:style>
    <style:style style:name="T334" style:family="text">
      <style:text-properties officeooo:rsid="00cd8f65" fo:background-color="transparent" loext:char-shading-value="0"/>
    </style:style>
    <style:style style:name="T335" style:family="text">
      <style:text-properties officeooo:rsid="00d60023"/>
    </style:style>
    <style:style style:name="T33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39" style:family="text">
      <style:text-properties officeooo:rsid="00e504a4"/>
    </style:style>
    <style:style style:name="T340" style:family="text">
      <style:text-properties officeooo:rsid="00f94841"/>
    </style:style>
    <style:style style:name="T341" style:family="text">
      <style:text-properties officeooo:rsid="00fc1122"/>
    </style:style>
    <style:style style:name="T342" style:family="text">
      <style:text-properties officeooo:rsid="0106f4f7"/>
    </style:style>
    <style:style style:name="T343" style:family="text">
      <style:text-properties officeooo:rsid="010a4fce"/>
    </style:style>
    <style:style style:name="T344" style:family="text">
      <style:text-properties officeooo:rsid="0113f27b"/>
    </style:style>
    <style:style style:name="T345" style:family="text">
      <style:text-properties officeooo:rsid="0118fd61"/>
    </style:style>
    <style:style style:name="T346" style:family="text">
      <style:text-properties style:text-position="super 58%"/>
    </style:style>
    <style:style style:name="T347" style:family="text">
      <style:text-properties style:text-position="super 58%" officeooo:rsid="013138b5"/>
    </style:style>
    <style:style style:name="T34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49" style:family="text">
      <style:text-properties officeooo:rsid="013138b5"/>
    </style:style>
    <style:style style:name="T350" style:family="text">
      <style:text-properties officeooo:rsid="0140ac1e"/>
    </style:style>
    <style:style style:name="T351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<text:span text:style-name="T329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00">South Road, Durham DH1 3LE, United Kingdom<text:line-break/><text:tab/></text:span><text:a xlink:type="simple" xlink:href="https://kyleaoman.github.io/" text:style-name="Internet_20_link" text:visited-style-name="Visited_20_Internet_20_Link"><text:span text:style-name="T340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2"><text:span text:style-name="T248">Academic </text:span><text:span text:style-name="T250">Qualifications</text:span><text:span text:style-name="T244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5"><text:span text:style-name="T200">Employment</text:span><text:tab/></text:p>
      <text:p text:style-name="P61"><text:span text:style-name="T232"><text:tab/></text:span><text:span text:style-name="T235">Ass</text:span><text:span text:style-name="T236">oc</text:span><text:span text:style-name="T235">. Professor &amp; Royal Society Dorothy Hodgkin Fellow<text:tab/></text:span><text:span text:style-name="T236">Jul 2024</text:span><text:span text:style-name="T235"> – </text:span><text:span text:style-name="T236">present</text:span><text:span text:style-name="T235"><text:line-break/><text:tab/> <text:s/>Institute for Computational Cosmology </text:span><text:span text:style-name="T236">&amp;<text:line-break/><text:tab/> <text:s/>Centre for Extragalactic Astronomy, </text:span><text:span text:style-name="T235">Durham University</text:span></text:p>
      <text:p text:style-name="P61"><text:span text:style-name="T232"><text:tab/></text:span><text:span text:style-name="T235">Asst. Professor &amp; Royal Society Dorothy Hodgkin Fellow<text:tab/>Oct 2023 – </text:span><text:span text:style-name="T236">Jun 2024</text:span><text:span text:style-name="T235"><text:line-break/><text:tab/> <text:s/>Institute for Computational Cosmology </text:span><text:span text:style-name="T236">&amp;<text:line-break/><text:tab/> <text:s/>Centre for Extragalactic Astronomy, </text:span><text:span text:style-name="T235">Durham University</text:span></text:p>
      <text:p text:style-name="P54"><text:span text:style-name="T232"><text:tab/></text:span><text:span text:style-name="T236">Senior p</text:span><text:span text:style-name="T234">ostdoctoral research associate</text:span><text:span text:style-name="T233"><text:tab/>Jul 2022 </text:span><text:span text:style-name="T232">– </text:span><text:span text:style-name="T235">Sept 2023</text:span><text:span text:style-name="T219"><text:line-break/><text:tab/> <text:s/>Institute for Computational Cosmology, Durham University</text:span></text:p>
      <text:p text:style-name="P29"><text:tab/>Postdoctoral research associate<text:tab/>Oct 2019 – <text:span text:style-name="T33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37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4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4"><text:soft-page-break/><text:span text:style-name="T248">Grants, </text:span><text:span text:style-name="T251">Computing Time</text:span><text:span text:style-name="T242"> &amp; </text:span><text:span text:style-name="T246">Funding</text:span><text:span text:style-name="T242"><text:tab/></text:span></text:p>
      <text:p text:style-name="P27"><text:tab/><text:span text:style-name="T349">DiRAC 16</text:span><text:span text:style-name="T347">th</text:span><text:span text:style-name="T349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4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4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40"><text:tab/>Royal Society Dorothy Hodgkin Fellowship (GBP 1.</text:span><text:span text:style-name="T342">5</text:span><text:span text:style-name="T34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32">Cosmology and Astroparticle Student &amp; Postdoc Exchange Network Visitor (GBP</text:span><text:span text:style-name="T333"> </text:span><text:span text:style-name="T334">1 400</text:span><text:span text:style-name="T333">)</text:span><text:span text:style-name="T332"><text:tab/>2022</text:span><text:span text:style-name="T331"><text:line-break/><text:tab/> <text:s/></text:span><text:span text:style-name="T6">Title</text:span><text:span text:style-name="T5">: “Structure and equilibrium of simulated dwarf galaxies”</text:span><text:span text:style-name="T331"><text:tab/> <text:s/></text:span></text:p>
      <text:p text:style-name="P55"><text:span text:style-name="T227"><text:tab/>Durham University Physics Department Developing Talent Award </text:span><text:span text:style-name="T228">(GBP 4 000)</text:span><text:span text:style-name="T227"><text:tab/>2022<text:line-break/><text:tab/> <text:s/></text:span><text:span text:style-name="T34">Title</text:span><text:span text:style-name="T308">: “The fragility of dwarf galaxies used as dark matter tracers”</text:span></text:p>
      <text:p text:style-name="P121"><text:span text:style-name="T249">Scholarships</text:span><text:span text:style-name="T242"> &amp; Awards<text:tab/></text:span></text:p>
      <text:p text:style-name="P26"><text:tab/><text:span text:style-name="T335">Durham University Discretionary Award<text:tab/>202</text:span><text:span text:style-name="T341">3</text:span><text:span text:style-name="T335"><text:line-break/><text:tab/> <text:s/>GBP </text:span><text:span text:style-name="T340">5</text:span><text:span text:style-name="T335">00, Institution-level, award by nomination</text:span></text:p>
      <text:p text:style-name="P26"><text:tab/><text:span text:style-name="T33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25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25">2014<text:line-break/></text:span><text:tab/> <text:s/>CAD 11 250, Institution-level, award by nomination</text:p>
      <text:p text:style-name="P22"><text:soft-page-break/><text:tab/>University of Victoria Fellowship<text:tab/><text:span text:style-name="T325">2013<text:line-break/></text:span><text:tab/> <text:s/>CAD 15 000, Institution-level, award by nomination</text:p>
      <text:p text:style-name="P22"><text:tab/>Queen Elizabeth II Graduate Scholarship in Science and Technology<text:tab/><text:span text:style-name="T325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25">2009<text:line-break/></text:span><text:tab/>Research Award<text:line-break/><text:tab/> <text:s/>CAD 4 500, National-level, summer research scholarship</text:p>
      <text:p text:style-name="P114"><text:span text:style-name="T238">Research </text:span><text:span text:style-name="T326">student </text:span><text:span text:style-name="T238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39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10"><text:tab/></text:span><text:span text:style-name="T212">M</text:span><text:span text:style-name="T222">Phys</text:span><text:span text:style-name="T212"> thesis co-supervisor (with C. Frenk) for Richard Brooks<text:tab/>Oct 2021 </text:span><text:span text:style-name="T203">– </text:span><text:span text:style-name="T222">Apr 2022</text:span><text:span text:style-name="T212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10"><text:tab/></text:span><text:span text:style-name="T218">M</text:span><text:span text:style-name="T222">Phys</text:span><text:span text:style-name="T205"> thesis co-supervisor (with C. Frenk) for Finn Roper<text:tab/>Jun 2020 </text:span><text:span text:style-name="T203">– </text:span><text:span text:style-name="T212">Apr 2021</text:span><text:span text:style-name="T205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0"><text:span text:style-name="T210"><text:tab/></text:span><text:span text:style-name="T202">MSc thesis co-supervisor (with M. Verheijen) for Anatolii Zadvornyi<text:tab/>Sept 2019 </text:span><text:span text:style-name="T203">– </text:span><text:span text:style-name="T212">Jul 2021</text:span><text:span text:style-name="T202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202"><text:tab/>BSc thesis co-supervisor (with M. Verheijen) for Anatolii Zadvornyi<text:tab/>Jan 2019 </text:span><text:span text:style-name="T203">– </text:span><text:span text:style-name="T202">May 2019<text:line-break/><text:tab/> <text:s/></text:span><text:span text:style-name="T204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10"><text:tab/></text:span><text:span text:style-name="T202">BSc</text:span><text:span text:style-name="T203"> thesis co-supervisor </text:span><text:span text:style-name="T202">(with J. Navarro, A. Fattahi) </text:span><text:span text:style-name="T203">for James Lan</text:span><text:span text:style-name="T202">e</text:span><text:span text:style-name="T203"><text:tab/>Sept 2016 – </text:span><text:span text:style-name="T209">Apr</text:span><text:span text:style-name="T203"> 2017<text:line-break/></text:span><text:span text:style-name="T115"><text:tab/> <text:s/></text:span><text:span text:style-name="T116">Department of Physics &amp; Astronomy, University of Victoria</text:span><text:span text:style-name="T203"><text:line-break/><text:tab/> <text:s/></text:span><text:span text:style-name="T23">“The mysterious progenitor of the Ophiuchus stream”</text:span></text:p>
      <text:p text:style-name="P40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3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42"/>
      <text:p text:style-name="P63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6"><text:span text:style-name="T105">Publications</text:span><text:span text:style-name="T101"><text:tab/></text:span></text:p>
      <text:p text:style-name="P67"><text:span text:style-name="T120">I </text:span><text:span text:style-name="T128">am an author of </text:span><text:span text:style-name="T145">60</text:span><text:span text:style-name="T128"> refereed articles (</text:span><text:span text:style-name="T148">5404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5">22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1"> </text:span><text:span text:style-name="T163">†</text:span><text:span text:style-name="T338">.</text:span></text:p>
      <text:p text:style-name="P110">Pre-prints</text:p>
      <text:list xml:id="list1851097541" text:style-name="L1">
        <text:list-item>
          <text:p text:style-name="P150"><text:span text:style-name="T163">A</text:span><text:span text:style-name="T159">mvrosiadis, Lange, Nightingale, He, Frenk, </text:span><text:span text:style-name="T173">Oman</text:span><text:span text:style-name="T159">, Smail, Swinbank, Fragkoudi, Gadotti, Cole, Borsato, Robertson, Massey, Cao and Li (2023). </text:span><text:span text:style-name="T189">The onset of bar formation in a massive galaxy at z~3.8.</text:span><text:span text:style-name="T159"> MNRAS, submitted. </text:span><text:span text:style-name="T169">[arxiv:2404.01918]</text:span></text:p>
        </text:list-item>
      </text:list>
      <text:p text:style-name="P157">Refereed publications in primary journals</text:p>
      <text:list xml:id="list114734480074702" text:continue-numbering="true" text:style-name="L1">
        <text:list-item>
          <text:p text:style-name="P154"><text:span text:style-name="T177">Maccagni, de Blok, Mancera Pi</text:span><text:span text:style-name="T289">ñ</text:span><text:span text:style-name="T290">a, Ragusa, Iodice, Spavone, McGaugh, </text:span><text:span text:style-name="T270">Oman</text:span><text:span text:style-name="T290">, Oosterloo, Koribalski, Adams, Amram, Bosma, Bigiel, Brinks, Chemin, Combes, Gibson, Healy, Holwerda, J</text:span><text:span text:style-name="T177">ó</text:span><text:span text:style-name="T290">zsa, Kamphuis, Kleiner, Kurapati, Marasco, Spekkens, Veronese, Walter, Zabel and Zijlstra (2024). </text:span><text:span text:style-name="T309">MHONGOOSE discovery of a gas-rich low-surface brightness galaxy in the Dorado Group</text:span><text:span text:style-name="T290">. A&amp;A, </text:span><text:span text:style-name="T291">accepted</text:span><text:span text:style-name="T290">. </text:span><text:span text:style-name="T292">[arxiv:2405.17000]</text:span></text:p>
        </text:list-item>
        <text:list-item>
          <text:p text:style-name="P152"><text:span text:style-name="T163">De Blok, Healy, Maccagni, Pisano, Bosma, English, Jarrett, Marasco, Meurer, Veronese, Bigiel, Chemin, Fraternali, Holwerfa, Kamphuis, K</text:span><text:span text:style-name="T283">löckner, Kleiner, Leroy, Mogotsi, </text:span><text:span text:style-name="T270">Oman</text:span><text:span text:style-name="T28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07">MHONGOOSE – A MeerKAT Nearby Galaxy H</text:span><text:span text:style-name="T348">i</text:span><text:span text:style-name="T307"> Survey.</text:span><text:span text:style-name="T283"> A&amp;A </text:span><text:span text:style-name="T286">688: A109</text:span><text:span text:style-name="T283">. </text:span><text:span text:style-name="T285">[arxiv:2404.01774]</text:span></text:p>
        </text:list-item>
        <text:list-item>
          <text:p text:style-name="P151"><text:span text:style-name="T176">Oman</text:span><text:span text:style-name="T177">, Frenk, Crain, Lovell and Pfeffer (2024). </text:span><text:span text:style-name="T193">A warm dark matter cosmogony may yield more low-mass galaxy detections in 21-cm surveys than a cold dark matter one.</text:span><text:span text:style-name="T177"> MNRAS </text:span><text:span text:style-name="T185">533: 67</text:span><text:span text:style-name="T184">.</text:span><text:span text:style-name="T177"> </text:span><text:span text:style-name="T183">[arxiv:2401.11878]</text:span></text:p>
        </text:list-item>
        <text:list-item>
          <text:p text:style-name="P153"><text:span text:style-name="T177">Brown, Fattahi, McCarthy, Font, </text:span><text:span text:style-name="T176">Oman</text:span><text:span text:style-name="T177"> and Riley (2024). </text:span><text:span text:style-name="T193">ARTEMIS emulator: exploring the effect of cosmology and galaxy formation physics on Milky Way-mass haloes and their satellites</text:span><text:span text:style-name="T177">. MNRAS </text:span><text:span text:style-name="T184">532: 1223</text:span><text:span text:style-name="T177">. </text:span><text:span text:style-name="T178">[arxiv:2403.11692]</text:span></text:p>
        </text:list-item>
        <text:list-item>
          <text:p text:style-name="P155"><text:span text:style-name="T176">Oman</text:span><text:span text:style-name="T177"> and Riley (2024). </text:span><text:span text:style-name="T193">An overlooked source of uncertainty in the mass of the Milky Way.</text:span><text:span text:style-name="T177"> MNRAS Letters </text:span><text:span text:style-name="T182">532: 48</text:span><text:span text:style-name="T177">. </text:span><text:span text:style-name="T179">[arxiv:2404.03726]</text:span></text:p>
        </text:list-item>
        <text:list-item>
          <text:p text:style-name="P156"><text:span text:style-name="T177">Jones, Sand, Karunakaran, Spekkens, </text:span><text:span text:style-name="T176">Oman</text:span><text:span text:style-name="T177">, Bennet, Besla, Crnojević, Cuillandre, Fielder, Gwyn and Mutlu-Pakdil (2023). </text:span><text:span text:style-name="T193">Gas and star formation in satellites of Milky Way analogs.</text:span><text:span text:style-name="T177"> ApJ </text:span><text:span text:style-name="T180">966: 93</text:span><text:span text:style-name="T177">. </text:span><text:span text:style-name="T181">[arxiv:2311.02152]</text:span></text:p>
        </text:list-item>
        <text:list-item>
          <text:p text:style-name="P160"><text:soft-page-break/><text:span text:style-name="T163">† Sirks, Harvey, Massey, </text:span><text:span text:style-name="T176">Oman</text:span><text:span text:style-name="T163">, Robertson, Frenk, Everett, Gill and McCleary (2023). </text:span><text:span text:style-name="T192">Hydrodynamical simulations of merging galaxy clusters: giant dark matter particle colliders, powered by gravity</text:span><text:span text:style-name="T163">. MNRAS </text:span><text:span text:style-name="T170">530: 3160</text:span><text:span text:style-name="T171">. </text:span><text:span text:style-name="T170">[arxiv:2405.00140]</text:span></text:p>
        </text:list-item>
        <text:list-item>
          <text:p text:style-name="P162"><text:span text:style-name="T163">P</text:span><text:span text:style-name="T159">uglisi, Dudzevičiūtė, Swinbank, Gillman, Tiley, Cirasuolo, Cortese, Glazebrook, Harrison, Ibar, Molina, Obreschkow, </text:span><text:span text:style-name="T173">Oman</text:span><text:span text:style-name="T159">, Schaller, Shankar and Sharples (2023). </text:span><text:span text:style-name="T189">KURVS: The outer rotation curve shapes and dark matter fractions of z~1.5 star-forming galaxies.</text:span><text:span text:style-name="T159"> MNRAS </text:span><text:span text:style-name="T168">524: 2814</text:span><text:span text:style-name="T159">. </text:span><text:span text:style-name="T167">[arxiv:2305.04382]</text:span></text:p>
        </text:list-item>
        <text:list-item>
          <text:p text:style-name="P162"><text:span text:style-name="T163">† </text:span><text:span text:style-name="T164">Brooks, </text:span><text:span text:style-name="T175">Oman</text:span><text:span text:style-name="T164"> and Frenk (2022). </text:span><text:span text:style-name="T191">The North-South asymmetry of the ALFALFA HI velocity width function</text:span><text:span text:style-name="T164">. MNRAS </text:span><text:span text:style-name="T167">522: 4043</text:span><text:span text:style-name="T164">. [arxiv:2211.08092]</text:span></text:p>
        </text:list-item>
        <text:list-item>
          <text:p text:style-name="P163"><text:span text:style-name="T163">† </text:span><text:span text:style-name="T159">Downing and </text:span><text:span text:style-name="T173">Oman</text:span><text:span text:style-name="T159"> (2023). </text:span><text:span text:style-name="T189">The many reasons that the rotation curves of low-mass galaxies can fail as tracers of their matter distributions.</text:span><text:span text:style-name="T159"> MNRAS </text:span><text:span text:style-name="T167">522: 3318</text:span><text:span text:style-name="T159">. [arxiv:2301.05242]</text:span></text:p>
        </text:list-item>
        <text:list-item>
          <text:p text:style-name="P163"><text:span text:style-name="T163">R</text:span><text:span text:style-name="T164">eeves, Hudson and </text:span><text:span text:style-name="T175">Oman</text:span><text:span text:style-name="T164"> (2022). </text:span><text:span text:style-name="T191">Constraining satellite quenching timescales in galaxy clusters by forward-modelling stellar ages and quiescent fractions in projected phase space.</text:span><text:span text:style-name="T164"> MNRAS </text:span><text:span text:style-name="T167">522: 1779</text:span><text:span text:style-name="T164">. [arxiv:2211.09145]</text:span></text:p>
        </text:list-item>
        <text:list-item>
          <text:p text:style-name="P164"><text:span text:style-name="T163">† </text:span><text:span text:style-name="T283">Roper, </text:span><text:span text:style-name="T270">Oman</text:span><text:span text:style-name="T283">, Frenk, Ben</text:span><text:span text:style-name="T163">ítez-Llambay, Navarro and Santos-Santos (2022). </text:span><text:span text:style-name="T192">The diversity of rotation curves of simulated galaxies with cusps and cores</text:span><text:span text:style-name="T163">. MNRAS</text:span><text:span text:style-name="T166"> </text:span><text:span text:style-name="T167">521: 1316</text:span><text:span text:style-name="T163">. [arxiv:2203.16652]</text:span></text:p>
        </text:list-item>
        <text:list-item>
          <text:p text:style-name="P164"><text:span text:style-name="T160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4">Oman</text:span><text:span text:style-name="T160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5">(2022)</text:span><text:span text:style-name="T160">. </text:span><text:span text:style-name="T190">The Astropy project: Sustaining and growing a community-oriented open-source project and the latest major release (v5.0) of the core package.</text:span><text:span text:style-name="T160"> ApJ </text:span><text:span text:style-name="T164">935: 167</text:span><text:span text:style-name="T160">. </text:span><text:span text:style-name="T161">[arxiv:</text:span><text:span text:style-name="T162">2206.14220</text:span><text:span text:style-name="T161">]</text:span></text:p>
        </text:list-item>
        <text:list-item>
          <text:p text:style-name="P165"><text:span text:style-name="T281">Bilimogga, </text:span><text:span text:style-name="T269">Oman</text:span><text:span text:style-name="T281">, Verheijen and van der Hulst (2021). </text:span><text:span text:style-name="T306">Using EAGLE simulations to study the effect of observational constraints on determination of HI asymmetries in galaxies</text:span><text:span text:style-name="T281">. MNRAS </text:span><text:span text:style-name="T282">513: 5310</text:span><text:span text:style-name="T281">. [arxiv:2205.00675]</text:span></text:p>
        </text:list-item>
        <text:list-item>
          <text:p text:style-name="P158"><text:span text:style-name="T275">Mancera</text:span><text:span text:style-name="T273">-Piña</text:span><text:span text:style-name="T277">, </text:span><text:span text:style-name="T275">Fraternali, Oosterloo, Adams, </text:span><text:span text:style-name="T266">Oman</text:span><text:span text:style-name="T275"> and Leisman (202</text:span><text:span text:style-name="T278">2</text:span><text:span text:style-name="T275">). </text:span><text:span text:style-name="T301">No need for dark matter: resolved kinematics of the ultra-diffuse galaxy AGC 114905.</text:span><text:span text:style-name="T275"> MNRAS</text:span><text:span text:style-name="T276"> 512: 3230</text:span><text:span text:style-name="T275">. [arxiv:</text:span><text:span text:style-name="T278">2112.00017</text:span><text:span text:style-name="T275">]</text:span></text:p>
        </text:list-item>
      </text:list>
      <text:p text:style-name="P161"><text:span text:style-name="T160"/></text:p>
      <text:list xml:id="list114734800831195" text:continue-numbering="true" text:style-name="L1">
        <text:list-item>
          <text:p text:style-name="P159"><text:span text:style-name="T160">† </text:span><text:span text:style-name="T275">Sirks, </text:span><text:span text:style-name="T266">Oman</text:span><text:span text:style-name="T275">, Robertson, Massey and Frenk (2021). </text:span><text:span text:style-name="T301">The effects of self-interacting dark matter on the stripping of galaxies that fall into clusters</text:span><text:span text:style-name="T275">. MNRAS </text:span><text:span text:style-name="T276">511: 5927</text:span><text:span text:style-name="T275">. [arxiv:2109.03257]</text:span></text:p>
        </text:list-item>
        <text:list-item>
          <text:p text:style-name="P144"><text:span text:style-name="T323">Oman</text:span><text:span text:style-name="T315"> (202</text:span><text:span text:style-name="T318">2</text:span><text:span text:style-name="T315">). </text:span><text:span text:style-name="T296">The ALFALFA </text:span><text:span text:style-name="T297">HI</text:span><text:span text:style-name="T296"> velocity width function.</text:span><text:span text:style-name="T315"> MNRAS </text:span><text:span text:style-name="T317">509:</text:span><text:span text:style-name="T315"> </text:span><text:span text:style-name="T317">3268</text:span><text:span text:style-name="T315">. [arxiv:2108.08856]</text:span></text:p>
        </text:list-item>
        <text:list-item>
          <text:p text:style-name="P144"><text:span text:style-name="T311">K</text:span><text:span text:style-name="T310">arunakaran, Spekkens, </text:span><text:span text:style-name="T320">Oman</text:span><text:span text:style-name="T310">, Simpson, Fattahi, Sand, Bennet, Crnojevi</text:span><text:span text:style-name="T187">ć</text:span><text:span text:style-name="T310">, Frenk, G</text:span><text:span text:style-name="T187">ó</text:span><text:span text:style-name="T310">mez, Grand, Jones, Marinacci, Mutlu-Pakdil, Navarro </text:span><text:span text:style-name="T314">and</text:span><text:span text:style-name="T310"> Zaritsky (2021). </text:span><text:span text:style-name="T294">Satellites around Milky Way analogs: Tension in the number and fraction of quiescent satellites seen in observations versus simulations.</text:span><text:span text:style-name="T310"> ApJ </text:span><text:span text:style-name="T316">916: 19</text:span><text:span text:style-name="T310">. [arxiv:2105.09321]</text:span></text:p>
        </text:list-item>
        <text:list-item>
          <text:p text:style-name="P145"><text:span text:style-name="T336">† </text:span><text:span text:style-name="T310">Upadhyay, </text:span><text:span text:style-name="T320">Oman</text:span><text:span text:style-name="T310"> </text:span><text:span text:style-name="T314">and</text:span><text:span text:style-name="T322"> </text:span><text:span text:style-name="T310">Trager (2021). </text:span><text:span text:style-name="T294">Star formation histories of Coma Cluster galaxies matched to simulated orbits hint at quenching around first pericenter.</text:span><text:span text:style-name="T310"> A&amp;A </text:span><text:span text:style-name="T316">652: A16</text:span><text:span text:style-name="T310">. [arxiv:2104.04388]</text:span></text:p>
        </text:list-item>
        <text:list-item>
          <text:p text:style-name="P145"><text:span text:style-name="T311">Brouwer, </text:span><text:span text:style-name="T321">Oman</text:span><text:span text:style-name="T311">, </text:span><text:span text:style-name="T312">Valentijn, Bilicki, Heymans, Hoekstra, Napolitano, Roy, Tortora, Wright, Asgari, van den Busch, Dvornik, Erben, Giblin, Graham, Hildebrandt, Hopkins, Kannawadi, Kuijken, Liske, Shan, Tr</text:span><text:span text:style-name="T188">ö</text:span><text:span text:style-name="T312">ster and Visser (202</text:span><text:span text:style-name="T313">1</text:span><text:span text:style-name="T312">). </text:span><text:span text:style-name="T295">The weak lensing radial acceleration relation: Constraining modified gravity and cold dark matter theories with KiDS-1000.</text:span><text:span text:style-name="T312"> A&amp;A </text:span><text:span text:style-name="T313">650: A113</text:span><text:span text:style-name="T312">. </text:span><text:span text:style-name="T313">[arxiv:2106.11677]</text:span></text:p>
        </text:list-item>
        <text:list-item>
          <text:p text:style-name="P146"><text:span text:style-name="T257">B</text:span><text:span text:style-name="T254">oard, Bozorgnia, Strigari, Grand, Fattahi, Frenk, Marinacci, Navarro and </text:span><text:span text:style-name="T262">Oman</text:span><text:span text:style-name="T254"> (2021). </text:span><text:span text:style-name="T299">Velocity-dependent J-factors for annihilation radiation from cosmological simulations.</text:span><text:span text:style-name="T254"> JCAP 2021-04: 70. </text:span><text:span text:style-name="T258">[arxiv:</text:span><text:span text:style-name="T254">2101.06284</text:span><text:span text:style-name="T258">]</text:span></text:p>
        </text:list-item>
        <text:list-item>
          <text:p text:style-name="P146"><text:span text:style-name="T263">★ Oman</text:span><text:span text:style-name="T259">, Bahé, Healy, Hess, Hudson and Verheijen (2021). </text:span><text:span text:style-name="T302">A homogeneous measurement of the delay between the onsets of gas stripping and star formation quenching in satellite galaxies of groups and clusters.</text:span><text:span text:style-name="T259"> MNRAS </text:span><text:span text:style-name="T260">501: 5073</text:span><text:span text:style-name="T259">. [arxiv:2009.00667]</text:span></text:p>
        </text:list-item>
        <text:list-item>
          <text:p text:style-name="P146"><text:span text:style-name="T259">Deason, </text:span><text:span text:style-name="T263">Oman</text:span><text:span text:style-name="T259">, Fattahi, Schaller, Jauzac, Zhang, Montes, Bahé, Dalla Vecchia, Kay and Evans (2020). </text:span><text:span text:style-name="T302">Stellar splashback: </text:span><text:span text:style-name="T303">t</text:span><text:span text:style-name="T302">he edge of the intracluster light.</text:span><text:span text:style-name="T259"> MNRAS 500: 4181. [arxiv:2010.02937]</text:span></text:p>
        </text:list-item>
        <text:list-item>
          <text:p text:style-name="P146"><text:span text:style-name="T256">Genina, Read, Frenk, Cole, Benítez-Llambay, Ludlow, Navarro, </text:span><text:span text:style-name="T264">Oman</text:span><text:span text:style-name="T256"> and Robertson (2020). </text:span><text:span text:style-name="T300">To beta or not to beta: can higher-order Jeans analysis break the mass-anisotropy degeneracy in simulated dwarfs?</text:span><text:span text:style-name="T256"> MNRAS </text:span><text:span text:style-name="T259">498: 144</text:span><text:span text:style-name="T256">. [arxiv:1911.09124]</text:span></text:p>
        </text:list-item>
        <text:list-item>
          <text:p text:style-name="P146"><text:span text:style-name="T256">Deason, Fattahi, Frenk, Grand, </text:span><text:span text:style-name="T264">Oman</text:span><text:span text:style-name="T256">, Garrison-Kimmel, Simpson and Navarro (2020). </text:span><text:span text:style-name="T300">The edge of the Galaxy.</text:span><text:span text:style-name="T256"> MNRAS 496: 3929. [arxiv:2002.09497]</text:span></text:p>
        </text:list-item>
        <text:list-item>
          <text:p text:style-name="P146"><text:span text:style-name="T256">Mancera-Piña, Fraternali, </text:span><text:span text:style-name="T264">Oman</text:span><text:span text:style-name="T256">, Adams, Bacchini, Marasco, Oosterloo, Pezzulli, Posti, Leisman, Cannon, di Teodoro, Gault, Haynes, Reiter, Rhode, Salzer and Smith (2020). </text:span><text:span text:style-name="T300">Robust HI kinematics of gas-rich ultra-diffuse galaxies: hints of a weak-feedback formation scenario.</text:span><text:span text:style-name="T256"> MNRAS 495: 3636. [arxiv:2004.14392]</text:span></text:p>
        </text:list-item>
        <text:list-item>
          <text:p text:style-name="P146"><text:span text:style-name="T256">Marasco, Posti, </text:span><text:span text:style-name="T264">Oman</text:span><text:span text:style-name="T256">, Famaey, Cresci and Fraternali (2020). </text:span><text:span text:style-name="T300">Massive disc galaxies in cosmological hydrodynamical simulations are too dark matter-dominated.</text:span><text:span text:style-name="T256"> A&amp;A, 883: L33. [arxiv:2005.01724]</text:span></text:p>
        </text:list-item>
      </text:list>
      <text:p text:style-name="P149"><text:span text:style-name="T256"/></text:p>
      <text:list xml:id="list114734973096145" text:continue-numbering="true" text:style-name="L1">
        <text:list-item>
          <text:p text:style-name="P148"><text:span text:style-name="T256">★ Santos-Santos, Navarro, Robertson, Benítez-Llambay, </text:span><text:span text:style-name="T264">Oman</text:span><text:span text:style-name="T256">, Lovell, Frenk, Ludlow, Fattahi and Ritz (2020). </text:span><text:span text:style-name="T300">Baryonic clues to the puzzling diversity of dwarf galaxy rotation curves.</text:span><text:span text:style-name="T256"> MNRAS 495: 58. [arxiv:1911.09116]</text:span></text:p>
        </text:list-item>
        <text:list-item>
          <text:p text:style-name="P147"><text:span text:style-name="T256">Cautun, Benítez-Llambay, Deason, Frenk, Fattahi, Gómez, Grand, </text:span><text:span text:style-name="T264">Oman</text:span><text:span text:style-name="T256">, Navarro and Simpson (2020). </text:span><text:span text:style-name="T300">The Milky Way total mass profile as inferred fr</text:span><text:span text:style-name="T304">o</text:span><text:span text:style-name="T300">m Gaia DR2.</text:span><text:span text:style-name="T256"> MNRAS 494: 4291. [arxiv:1911.04557]</text:span></text:p>
        </text:list-item>
        <text:list-item>
          <text:p text:style-name="P146"><text:span text:style-name="T256">Richings, Frenk, Jenkins, Robertson, Fattahi, Grand, Navarro, Pakmor, Gómez, Marinacci and </text:span><text:span text:style-name="T264">Oman</text:span><text:span text:style-name="T256"> (2020). </text:span><text:span text:style-name="T300">Subhalo destruction in the APOSTLE and Auriga simulations.</text:span><text:span text:style-name="T256"> MNRAS 492: 5780. [arxiv:1811.12437]</text:span></text:p>
        </text:list-item>
        <text:list-item>
          <text:p text:style-name="P146"><text:span text:style-name="T337">† </text:span><text:span text:style-name="T256">Lane, Navarro, Fattahi, </text:span><text:span text:style-name="T264">Oman</text:span><text:span text:style-name="T256"> and Bovy (2020). </text:span><text:span text:style-name="T300">The Ophiuchus stream progenitor: a new type of globular cluster and its possible Sagittarius connection.</text:span><text:span text:style-name="T256"> MNRAS 492: 4164. [arxiv:1905.12633</text:span><text:span text:style-name="T255">]</text:span></text:p>
        </text:list-item>
        <text:list-item>
          <text:p text:style-name="P146"><text:span text:style-name="T256">Chauhan, Lagos, Obreschkow, Power, </text:span><text:span text:style-name="T264">Oman</text:span><text:span text:style-name="T256"> and Elahi (2019). </text:span><text:span text:style-name="T300">The HI velocity function: a test of cosmology or baryon physics?</text:span><text:span text:style-name="T256"> MNRAS 488: 5898. [arxiv:1906.06130</text:span><text:span text:style-name="T255">]</text:span></text:p>
        </text:list-item>
        <text:list-item>
          <text:p text:style-name="P146"><text:span text:style-name="T256">Genina, Frenk, Benítez-Llambay, Cole, Navarro, </text:span><text:span text:style-name="T264">Oman</text:span><text:span text:style-name="T256"> and Fattahi (2019). </text:span><text:span text:style-name="T300">The distinct stellar metallicity populations of simulated Local Group dwarfs.</text:span><text:span text:style-name="T256"> MNRAS 488: 2312. [arxiv:1812.04839]</text:span></text:p>
        </text:list-item>
        <text:list-item>
          <text:p text:style-name="P146"><text:span text:style-name="T256">Bose, Frenk, Jenkins, Fattahi, Gomez, Grand, Marinacci, Navarro, </text:span><text:span text:style-name="T264">Oman</text:span><text:span text:style-name="T256">, Pakmor, Schaye, Simpson and Springel (2019). </text:span><text:span text:style-name="T300">No cores in dark matter-dominated dwarf galaxies with bursty star formation histories.</text:span><text:span text:style-name="T256"> MNRAS, 486: 4790. [arxiv:1810.03635]</text:span></text:p>
        </text:list-item>
        <text:list-item>
          <text:p text:style-name="P146"><text:span text:style-name="T256">Owers, Hudson, </text:span><text:span text:style-name="T264">Oman</text:span><text:span text:style-name="T256">, Bland-Hawthron, Brough, Bryant, Cortese, Couch, Croom, van de Sande, Federrath, Groves, Hopkins, Lawrence, Lorente, McDermid, Medling, Richards, Scott, Taranu, Welker and Yi (2019). </text:span><text:span text:style-name="T300">The SAMI Galaxy Survey: Quenching of star formation in clusters I. Transition galaxies.</text:span><text:span text:style-name="T256"> ApJ 873: 52. [arxiv:1901.08185]</text:span></text:p>
        </text:list-item>
        <text:list-item>
          <text:p text:style-name="P146"><text:span text:style-name="T264">★ Oman</text:span><text:span text:style-name="T256">, Marasco, Navarro, Frenk, Schaye and Benítez-Llambay (2019). </text:span><text:span text:style-name="T300">Non-circular motions and the diversity of dwarf galaxy rotation curves.</text:span><text:span text:style-name="T256"> MNRAS 482: 821. [arxiv:1706.07478]</text:span></text:p>
        </text:list-item>
        <text:list-item>
          <text:p text:style-name="P146"><text:span text:style-name="T256">Digby, Navarro, Fattahi, Simpson, </text:span><text:span text:style-name="T264">Oman</text:span><text:span text:style-name="T256">, Gomez, Frenk, Grand and Pakmor (2018). </text:span><text:span text:style-name="T300">The star formation histories of dwarf galaxies in Local Group cosmological simulations.</text:span><text:span text:style-name="T256"> MNRAS 485: 5423. [arxiv:1812.04839]</text:span></text:p>
        </text:list-item>
        <text:list-item>
          <text:p text:style-name="P146"><text:span text:style-name="T256">Mancera-Piña, Fraternali, Adams, Marasco, Oosterloo, </text:span><text:span text:style-name="T264">Oman</text:span><text:span text:style-name="T256">, Leisman, di Teodoro, Posti, Battipaglia, Cannon, Gault, Haynes, Janowiecki, McAllan, Pagel, Reiter, Rhode, Salzer and Smith (2019). </text:span><text:span text:style-name="T300">Off the baryonic Tully-Fisher relation: a population of baryon-dominated ultra-diffuse galaxies.</text:span><text:span text:style-name="T256"> ApJL 883: 33. [arxiv:1909.01363]</text:span></text:p>
        </text:list-item>
        <text:list-item>
          <text:p text:style-name="P146"><text:span text:style-name="T256">Fattahi, Navarro, Frenk, </text:span><text:span text:style-name="T264">Oman</text:span><text:span text:style-name="T256">, Sawala and Schaller (2018). </text:span><text:span text:style-name="T300">Tidal stripping and the structure of dwarf galaxies in the Local Group.</text:span><text:span text:style-name="T256"> MNRAS 476: 3816. [arxiv:1707.03898]</text:span></text:p>
        </text:list-item>
        <text:list-item>
          <text:p text:style-name="P133"><text:span text:style-name="T273">N</text:span><text:span text:style-name="T274">a</text:span><text:span text:style-name="T273">varro, Yozin, Loewen, Benítez-Llambay, Fattahi, Frenk, </text:span><text:span text:style-name="T265">Oman</text:span><text:span text:style-name="T273">, Schaye and Theuns (2018). </text:span><text:span text:style-name="T300">The innate origin of radial and vertical gradients in a simulated galaxy disc.</text:span><text:span text:style-name="T273"> MNRAS 476: 3648. [arxiv:1709.01040]</text:span></text:p>
        </text:list-item>
      </text:list>
      <text:p text:style-name="P137"><text:span text:style-name="T273"/></text:p>
      <text:list xml:id="list114734160896137" text:continue-numbering="true" text:style-name="L1">
        <text:list-item>
          <text:p text:style-name="P132"><text:span text:style-name="T273">Marasco, </text:span><text:span text:style-name="T265">Oman</text:span><text:span text:style-name="T273">, Navarro, Frenk and Oosterloo (2018). </text:span><text:span text:style-name="T300">Bars in dark-matter-dominated dwarf galaxy discs.</text:span><text:span text:style-name="T273"> MNRAS 476: 2168. [arxiv:1711.09914]</text:span></text:p>
        </text:list-item>
        <text:list-item>
          <text:p text:style-name="P133"><text:span text:style-name="T273">Genina, <text:s/>Benítez-Llambay, Frenk, Cole, Fattahi, Navarro, </text:span><text:span text:style-name="T265">Oman</text:span><text:span text:style-name="T273">, Sawala and Theuns (2018). </text:span><text:span text:style-name="T300">The core-cusp problem: a matter of perspective.</text:span><text:span text:style-name="T273"> MNRAS 474: 1398. [arxiv:1707.06303]</text:span></text:p>
        </text:list-item>
        <text:list-item>
          <text:p text:style-name="P133"><text:span text:style-name="T273">Navarro, Benítez-Llambay, Fattahi, Frenk, Ludlow, </text:span><text:span text:style-name="T265">Oman</text:span><text:span text:style-name="T273">, Schaller and Theuns (2017). </text:span><text:span text:style-name="T300">The origin of the mass discrepancy-acceleration relation in ΛCDM.</text:span><text:span text:style-name="T273"> MNRAS 471: 1841. [arxiv:1612.06329]</text:span></text:p>
        </text:list-item>
        <text:list-item>
          <text:p text:style-name="P133"><text:span text:style-name="T273">Campbell, Frenk, Jenkins, Eke, Navarro, Sawala, Schaller, Fattahi, </text:span><text:span text:style-name="T265">Oman</text:span><text:span text:style-name="T273"> and Theuns (2017). </text:span><text:span text:style-name="T300">Knowing the unknowns: uncertainties in simple estimators of dynamical masses.</text:span><text:span text:style-name="T273"> MNRAS 469: 2335. [arxiv:1603.04443]</text:span></text:p>
        </text:list-item>
        <text:list-item>
          <text:p text:style-name="P133"><text:span text:style-name="T273">Wang, Fattahi, Cooper, Sawala, Strigari, Frenk, Navarro, </text:span><text:span text:style-name="T265">Oman</text:span><text:span text:style-name="T273"> and Schaller (2017). </text:span><text:span text:style-name="T300">Tidal features of classical Milky Way satellites in a Λ cold dark matter universe.</text:span><text:span text:style-name="T273"> MNRAS 468: 4887. [arxiv:1611.00778]</text:span></text:p>
        </text:list-item>
        <text:list-item>
          <text:p text:style-name="P133"><text:span text:style-name="T273">Sawala, Pihajoki, Johansson, Frenk, Navarro, </text:span><text:span text:style-name="T265">Oman</text:span><text:span text:style-name="T273"> and White (2017). </text:span><text:span text:style-name="T300">Shaken and stirred: The Milky Way's dark substructures.</text:span><text:span text:style-name="T273"> MNRAS 467: 4383. [arxiv:1609.01718]</text:span></text:p>
        </text:list-item>
        <text:list-item>
          <text:p text:style-name="P134"><text:span text:style-name="T273">Ludlow, Benítez-Llambay, Schaller, Theuns, Frenk, Bower, Schaye, Crain, Navarro, Fattahi and </text:span><text:span text:style-name="T265">Oman</text:span><text:span text:style-name="T273"> (2017). </text:span><text:span text:style-name="T300">The Mass-discrepancy acceleration relation: a natural outcome of galaxy formation in CDM halos.</text:span><text:span text:style-name="T273"> Phys Rev Lett 118: 161103. [arxiv:1610.07663]</text:span></text:p>
        </text:list-item>
        <text:list-item>
          <text:p text:style-name="P134"><text:span text:style-name="T273">Benítez-Llambay, Navarro, Frenk, Sawala, </text:span><text:span text:style-name="T265">Oman</text:span><text:span text:style-name="T273">, Fattahi, Schaller, Schaye, Crain and Theuns (2017). </text:span><text:span text:style-name="T300">The properties of “dark” LCDM haloes in the Local Group.</text:span><text:span text:style-name="T273"> MNRAS 465: 3913. [arxiv:1609.01301]</text:span></text:p>
        </text:list-item>
        <text:list-item>
          <text:p text:style-name="P133"><text:span text:style-name="T273">Starkenburg, </text:span><text:span text:style-name="T265">Oman</text:span><text:span text:style-name="T273">, Navarro, Crain, Fattahi, Frenk, Sawala and Schaye (2017). </text:span><text:span text:style-name="T300">The oldest and most pristine stars in the APOSTLE Local Group simulations.</text:span><text:span text:style-name="T273"> MNRAS 465: 2212. [arxiv:1609.05214]</text:span></text:p>
        </text:list-item>
        <text:list-item>
          <text:p text:style-name="P133"><text:span text:style-name="T273">Sales, Navarro, </text:span><text:span text:style-name="T265">Oman</text:span><text:span text:style-name="T273">, Fattahi, Ferrero, Abadi, Bower, Crain, Frenk, Sawala, Schaller, Schaye, Theuns and White (2016). </text:span><text:span text:style-name="T300">The low-mass end of the baryonic Tully-Fisher relation.</text:span><text:span text:style-name="T273"> MNRAS 464: 2419. [arxiv:1602.02155]</text:span></text:p>
        </text:list-item>
        <text:list-item>
          <text:p text:style-name="P133"><text:span text:style-name="T265">Oman</text:span><text:span text:style-name="T273"> and Hudson (2016). </text:span><text:span text:style-name="T300">Satellite quenching timescales in clusters from projected phase space measurements matched to simulated orbits.</text:span><text:span text:style-name="T273"> MNRAS, 463: 3083. [arxiv:1607.07934]</text:span></text:p>
        </text:list-item>
        <text:list-item>
          <text:p text:style-name="P133"><text:span text:style-name="T273">Schaller, Frenk, Fattahi, Navarro, </text:span><text:span text:style-name="T265">Oman</text:span><text:span text:style-name="T273"> and Sawala (2016). </text:span><text:span text:style-name="T300">The low abundance and insignificance of dark discs in simulated Milky Way galaxies.</text:span><text:span text:style-name="T273"> MNRAS 461: L56. [arxiv:1605.02770]</text:span></text:p>
        </text:list-item>
        <text:list-item>
          <text:p text:style-name="P133"><text:span text:style-name="T265">Oman</text:span><text:span text:style-name="T273">, Navarro, Sales, Fattahi, Frenk, Sawala, Schaller and White (2016). </text:span><text:span text:style-name="T300">Missing dark matter in dwarf galaxies?</text:span><text:span text:style-name="T273"> MNRAS 460: 3610. [arxiv:1601.01026]</text:span></text:p>
        </text:list-item>
        <text:list-item>
          <text:p text:style-name="P133"><text:span text:style-name="T273">Sawala, Frenk, Fattahi, Navarro, Bower, Crain, Dalla Vecchia, Furlong, Helly, Jenkins, </text:span><text:span text:style-name="T265">Oman</text:span><text:span text:style-name="T273">, Schaller, Schaye, Theuns, Trayford and White (2016). </text:span><text:span text:style-name="T300">The APOSTLE simulations: solutions to the Local Group's cosmic puzzles.</text:span><text:span text:style-name="T273"> MNRAS 457: 1931. [arxiv:1511.01098]</text:span></text:p>
        </text:list-item>
        <text:list-item>
          <text:p text:style-name="P133"><text:span text:style-name="T273">Fattahi, Navarro, Sawala, Frenk, </text:span><text:span text:style-name="T265">Oman</text:span><text:span text:style-name="T273">, Crain, Furlong, Schaller, Schaye, Theuns and Jenkins (2016). </text:span><text:span text:style-name="T300">The APOSTLE project: Local Group kinematic mass constraints and simulation candidate selection.</text:span><text:span text:style-name="T273"> MNRAS 457: 844. [arxiv:1507.03643]</text:span></text:p>
        </text:list-item>
      </text:list>
      <text:p text:style-name="P137"><text:span text:style-name="T265"/></text:p>
      <text:list xml:id="list114733865698987" text:continue-numbering="true" text:style-name="L1">
        <text:list-item>
          <text:p text:style-name="P132"><text:span text:style-name="T265">★ Oman</text:span><text:span text:style-name="T273">, Navarro, Fattahi, Frenk, Sawala, White, Bower, Crain, Furlong, Schaller, Schaye and Theuns (2015). </text:span><text:span text:style-name="T300">The unexpected diversity of dwarf galaxy rotation curves.</text:span><text:span text:style-name="T273"> MNRAS. 452: 3650. [arxiv:1504.01437]</text:span></text:p>
        </text:list-item>
        <text:list-item>
          <text:p text:style-name="P135"><text:span text:style-name="T273">Taranu, Hudson, Balogh, Smith, Power, </text:span><text:span text:style-name="T265">Oman</text:span><text:span text:style-name="T273">, Krane (2014). </text:span><text:span text:style-name="T300">Quenching star formation in cluster galaxies.</text:span><text:span text:style-name="T273"> MNRAS 440: 1934. [arxiv:1211.3411]</text:span></text:p>
        </text:list-item>
        <text:list-item>
          <text:p text:style-name="P135"><text:span text:style-name="T265">Oman</text:span><text:span text:style-name="T273">, Hudson and Behroozi (2013). </text:span><text:span text:style-name="T300">Disentangling satellite galaxy populations using orbit tracking in simulations.</text:span><text:span text:style-name="T273"> MNRAS 431: 2307. [arxiv:1301.6757]</text:span></text:p>
        </text:list-item>
      </text:list>
      <text:p text:style-name="P128"><text:span text:style-name="T256">O</text:span><text:span text:style-name="T254">ther refereed publications</text:span></text:p>
      <text:list xml:id="list114734980649698" text:continue-numbering="true" text:style-name="L1">
        <text:list-item>
          <text:p text:style-name="P136"><text:span text:style-name="T267">O</text:span><text:span text:style-name="T268">man</text:span><text:span text:style-name="T279"> (2024). </text:span><text:span text:style-name="T305">MARTINI: Mock Array Radio Telescope Interferometry of the Neutral ISM.</text:span><text:span text:style-name="T279"> JOSS 9: 6860. </text:span><text:span text:style-name="T280">[arxiv:</text:span><text:span text:style-name="T293">2406.05574</text:span><text:span text:style-name="T280">]</text:span></text:p>
        </text:list-item>
        <text:list-item>
          <text:p text:style-name="P133"><text:span text:style-name="T267">Oman</text:span><text:span text:style-name="T272">, Starkenburg and Navarro (2018). </text:span><text:span text:style-name="T304">The “building blocks” of stellar haloes.</text:span><text:span text:style-name="T272"> Galaxies 5: 33. [arxiv:1708.00929]</text:span></text:p>
          <text:p text:style-name="P131">Non-refereed publications &amp; software</text:p>
        </text:list-item>
        <text:list-item>
          <text:p text:style-name="P138"><text:span text:style-name="T39">Read, Steger, Walker, Genina, Frenk, Cole, </text:span><text:span text:style-name="T261">Ben</text:span><text:span text:style-name="T195">ítez-Llambay, </text:span><text:span text:style-name="T194">Ludlow, Navarro, </text:span><text:span text:style-name="T196">Oman</text:span><text:span text:style-name="T194">, Robertson, Collins, Ibata, Rich, Martin, Peñarrubia. Chapman, Tollerud and Weisz (2023). </text:span><text:span text:style-name="T189">GravSphere: Jeans modelling code.</text:span><text:span text:style-name="T194"> Astrophysics Source Code Library 2312.009.</text:span></text:p>
        </text:list-item>
        <text:list-item>
          <text:p text:style-name="P139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0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0"><text:span text:style-name="T262">Oman</text:span><text:span text:style-name="T254"> (2017). </text:span><text:span text:style-name="T299">The APOSTLE simulations: Rotation curves derived from synthetic 21-cm observations.</text:span><text:span text:style-name="T254"> Rediscovering our Galaxy, Proceedings of the IAU Symposium 334: 213. [arXiv: 1712.02562]</text:span></text:p>
        </text:list-item>
        <text:list-item>
          <text:p text:style-name="P141"><text:span text:style-name="T310">Fattahi, Navarro, Sawala, Frenk, Sales, </text:span><text:span text:style-name="T320">Oman</text:span><text:span text:style-name="T310">, Schaller and Wang (2016). </text:span><text:span text:style-name="T294">The cold dark matter content of Galactic dwarf spheroidals: no cores, no failures, no problem.</text:span><text:span text:style-name="T310"> [arxiv:1607.06479]</text:span></text:p>
        </text:list-item>
        <text:list-item>
          <text:p text:style-name="P141"><text:span text:style-name="T319">Sawala, Frenk, Fattahi, Navarro, Bower, Crain, Dalla Vecchia, Furlong, Helly, Jenkins, </text:span><text:span text:style-name="T324">Oman</text:span><text:span text:style-name="T319">, Scahller, Schaye, Theuns, Trayford and White (2014). </text:span><text:span text:style-name="T298">Local Group galaxies emerge from the dark.</text:span><text:span text:style-name="T319"> [arxiv:1412.2748]</text:span></text:p>
        </text:list-item>
      </text:list>
      <text:p text:style-name="P104"><text:span text:style-name="T198">Conferences and Workshops</text:span><text:tab/></text:p>
      <text:p text:style-name="P127"><text:span text:style-name="T121"><text:tab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5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5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4"><text:soft-page-break/><text:span text:style-name="T121"><text:tab/></text:span><text:span text:style-name="T137">Contributed talk at “FiatLux”<text:tab/>Jun 2023<text:line-break/><text:tab/> <text:s/>Centro Mariapoli, Castel Gandolfo, Italy</text:span></text:p>
      <text:p text:style-name="P54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2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6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4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49">warf galaxies beyond the Local Group”</text:span><text:span text:style-name="T150"><text:tab/></text:span><text:span text:style-name="T149">Jun 2022<text:line-break/><text:tab/> <text:s/>Valencia Conference Centre, Valencia, Spain</text:span></text:p>
      <text:p text:style-name="P105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59"><text:span text:style-name="T150"><text:tab/></text:span><text:span text:style-name="T149">Invited talk at “EAS2022/SS5: Neutral hydrogen”</text:span><text:span text:style-name="T150"><text:tab/></text:span><text:span text:style-name="T149">Jun 2022</text:span><text:span text:style-name="T122"><text:line-break/><text:tab/> <text:s/>Valencia Conference Centre, Valencia, Spain</text:span></text:p>
      <text:p text:style-name="P98"><text:tab/>Contributed talk at “Durham Edinburgh Exchange”<text:tab/>Jan 2022<text:line-break/><text:tab/> <text:s/>Virtual meeting</text:p>
      <text:p text:style-name="P7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5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5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7"><text:tab/>Contributed talk at “South American Dark Matter”<text:tab/>Dec 2020<text:line-break/><text:tab/> <text:s/>Virtual meeting</text:p>
      <text:p text:style-name="P97"><text:tab/>Contributed talk at “WALLABY Science Day”<text:tab/>Nov 2020<text:line-break/><text:tab/> <text:s/>Virtual meeting</text:p>
      <text:p text:style-name="P74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3"><text:span text:style-name="T40"><text:tab/></text:span><text:span text:style-name="T53">Participant at “Virgo meeting”<text:tab/>Jan 2020<text:line-break/><text:tab/> <text:s/>Durham University, Durham, United Kingdom</text:span></text:p>
      <text:p text:style-name="P73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3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43"><text:tab/></text:p>
      <text:p text:style-name="P78"><text:span text:style-name="T40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2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1"><text:span text:style-name="T89"><text:tab/></text:span><text:span text:style-name="T94">Contributed talk at “On the origin of baryonic galaxy haloes”<text:tab/>Mar 2017<text:line-break/><text:tab/> <text:s/>Observat</text:span><text:span text:style-name="T154">o</text:span><text:span text:style-name="T94">rio Astron</text:span><text:span text:style-name="T154">ómico de Quit</text:span><text:span text:style-name="T158">o</text:span><text:span text:style-name="T154">, Galapagos Islands, Ecuador</text:span></text:p>
      <text:p text:style-name="P106"><text:tab/>Contributed talk at “Northwest astronomy meeting”<text:tab/>Oct 2016<text:line-break/><text:tab/> <text:s/>Western Washington University, Bellingham, USA</text:p>
      <text:p text:style-name="P107"><text:tab/>Contributed talk at “Dark matter in the Milky Way”<text:tab/>May 2016<text:line-break/><text:tab/> <text:s/>Johannes Gutenburg University, Mainz, Germany</text:p>
      <text:p text:style-name="P109"><text:tab/>Contributed talk at “Dark matter on the smallest scales”<text:tab/>Apr 2016<text:line-break/><text:tab/> <text:s/>University of Leiden, Leiden, Netherlands</text:p>
      <text:p text:style-name="P108"><text:tab/>Contributed talk at “Potsdam thinkshop XIII: Near field cosmology”<text:tab/>Mar 2016<text:line-break/><text:tab/> <text:s/>Innsbruck University Centre, Obergurgl, Austria</text:p>
      <text:p text:style-name="P9"><text:span text:style-name="T154"><text:tab/></text:span><text:span text:style-name="T156">Participant at “HiPACC Summer School: AstroInformatics”<text:tab/>Aug 2012<text:line-break/><text:tab/> <text:s/>University of California </text:span><text:span text:style-name="T157">at </text:span><text:span text:style-name="T156">San Diego, San Diego, USA</text:span></text:p>
      <text:p text:style-name="P9"><text:span text:style-name="T154"><text:tab/></text:span><text:span text:style-name="T155">Poster at “Star formation and gas reservoirs in nearby groups and clusters”<text:tab/>Jul 2012<text:line-break/><text:tab/> <text:s/>Union College, Schenectady, USA</text:span></text:p>
      <text:p text:style-name="P112"><text:span text:style-name="T153">Invited </text:span><text:span text:style-name="T253">Colloquia &amp; </text:span><text:span text:style-name="T153">Seminars</text:span><text:tab/></text:p>
      <text:p text:style-name="P96"><text:tab/><text:span text:style-name="T345">Colloquium: ICRAR, University of Western Australia, Australia<text:tab/>Mar 2024</text:span></text:p>
      <text:p text:style-name="P100"><text:tab/>Colloquium: Cardiff University School of Physics &amp; Astronomy, UK<text:tab/>Nov 2023</text:p>
      <text:p text:style-name="P95"><text:tab/><text:span text:style-name="T339">Seminar: University of Edinburgh Institute for Astronomy, UK<text:tab/>Nov 2022</text:span></text:p>
      <text:p text:style-name="P99"><text:tab/>Seminar: University College London Cosmoparticle Initiative, UK<text:tab/>Mar 2022</text:p>
      <text:p text:style-name="P94"><text:soft-page-break/><text:tab/>Seminar: International Centre for Radio Astronomy Research, Australia<text:tab/>Aug 2021</text:p>
      <text:p text:style-name="P89"><text:span text:style-name="T253"><text:tab/>Colloquium: </text:span><text:span text:style-name="T240">Queen’s University Department of Physics and Astronomy, Canada<text:tab/>Jan 202</text:span><text:span text:style-name="T241">1</text:span></text:p>
      <text:p text:style-name="P48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8"><text:span text:style-name="T239"><text:tab/></text:span><text:span text:style-name="T330">Seminar</text:span><text:span text:style-name="T253">: </text:span><text:span text:style-name="T240">Oxford University Department of Physics, UK<text:tab/>Oct 2020</text:span></text:p>
      <text:p text:style-name="P88"><text:span text:style-name="T239"><text:tab/></text:span><text:span text:style-name="T253">Seminar: </text:span><text:span text:style-name="T239">Universidade Federal do Esp</text:span><text:span text:style-name="T186">í</text:span><text:span text:style-name="T239">rito Santo Department of Physics, Brazil<text:tab/>Jul 2020</text:span></text:p>
      <text:p text:style-name="P93"><text:tab/><text:span text:style-name="T253">Colloquium: </text:span>University of Edinburgh Institute for Astronomy, UK<text:tab/>Feb 2020</text:p>
      <text:p text:style-name="P87"><text:tab/><text:span text:style-name="T253">Seminar: </text:span><text:span text:style-name="T239">Deutsches Elektronen-Synchrotron DESY, Germany<text:tab/>Nov 2019</text:span></text:p>
      <text:p text:style-name="P92"><text:tab/><text:span text:style-name="T253">Seminar: </text:span>University of Surrey Physics Department, UK<text:tab/>Sept 2017</text:p>
      <text:p text:style-name="P86"><text:tab/><text:span text:style-name="T253">Seminar: </text:span>University of Cambridge Institute of Astronomy, UK<text:tab/>May 2016</text:p>
      <text:p text:style-name="P85"><text:tab/><text:span text:style-name="T253">Seminar: </text:span>Astrophysics Institute Potsdam, Germany<text:tab/>Apr 2016</text:p>
      <text:p text:style-name="P85"><text:tab/><text:span text:style-name="T253">Seminar: </text:span>University of Washington Physics &amp; Astronomy Department, USA<text:tab/>Feb 2016</text:p>
      <text:p text:style-name="P85"><text:tab/><text:span text:style-name="T253">Seminar: </text:span>University of Waterloo Physics &amp; Astronomy Department, Canada<text:tab/>Dec 2014</text:p>
      <text:p text:style-name="P123"><text:span text:style-name="T245">Public Talks &amp; Outreach</text:span><text:span text:style-name="T244"><text:tab/></text:span></text:p>
      <text:p text:style-name="P66"><text:span text:style-name="T121"><text:tab/></text:span><text:span text:style-name="T143">Public talk: Newcastle Astronomical Society<text:tab/>Sept 2024</text:span></text:p>
      <text:p text:style-name="P66"><text:span text:style-name="T121"><text:tab/></text:span><text:span text:style-name="T147">Radio Astro Interviewee at IAU GA XXXIII<text:tab/>Aug 2024</text:span></text:p>
      <text:p text:style-name="P66"><text:span text:style-name="T121"><text:tab/></text:span><text:span text:style-name="T139">Caf</text:span><text:span text:style-name="T172">é</text:span><text:span text:style-name="T287"> Scientifique Durham speaker<text:tab/>May 2024</text:span></text:p>
      <text:p text:style-name="P57"><text:span text:style-name="T287"><text:tab/></text:span><text:span text:style-name="T288">Durham Schools Science Festival demonstrator<text:tab/>Mar 2024</text:span></text:p>
      <text:p text:style-name="P57"><text:span text:style-name="T121"><text:tab/></text:span><text:span text:style-name="T137">Street Cosmos at Blackhall demonstrator<text:tab/>Aug 2023</text:span></text:p>
      <text:p text:style-name="P54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3"><text:span text:style-name="T210"><text:tab/></text:span><text:span text:style-name="T223">Celebrate Science! Durham demonstrator<text:tab/>Oct 2022</text:span></text:p>
      <text:p text:style-name="P102"><text:span text:style-name="T210"><text:tab/></text:span><text:span text:style-name="T213">Public talk: Sunderland Astronomical Society<text:tab/>Nov 2021</text:span></text:p>
      <text:p text:style-name="P101"><text:span text:style-name="T210"><text:tab/></text:span><text:span text:style-name="T211">Nuffield Foundation research placement host </text:span><text:span text:style-name="T217">for J. Turnbull</text:span><text:span text:style-name="T211"><text:tab/></text:span><text:span text:style-name="T213">Aug</text:span><text:span text:style-name="T211"> 2021</text:span></text:p>
      <text:p text:style-name="P91"><text:tab/>Royal Society Summer Science Exhibition Workshop<text:tab/>Jul 2021</text:p>
      <text:p text:style-name="P47"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6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0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oft-page-break/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5"><text:tab/>Public talk: SPACE: Students in Physics and Astronomy Communication<text:tab/>Aug 2015<text:line-break/><text:tab/> <text:s/>Enrichment</text:p>
      <text:p text:style-name="P84"><text:tab/>University of Victoria Observatory tours for various school, youth and <text:tab/>2015 – <text:span text:style-name="T199">2017</text:span><text:line-break/><text:tab/> <text:s/>general public groups<text:tab/></text:p>
      <text:p text:style-name="P83"><text:tab/><text:span text:style-name="T328">Contributor of &gt;250 physics &amp; astrophysics answers to public questions on the <text:tab/>2013 </text:span>– <text:span text:style-name="T328">present<text:line-break/><text:tab/> <text:s/>PhysicsSE Q&amp;A platform (physics.stackexchange.com/users/11053/kyle-oman)</text:span></text:p>
      <text:p text:style-name="P125"><text:span text:style-name="T243">Professional </text:span><text:span text:style-name="T247">Citizenship</text:span><text:span text:style-name="T242"><text:tab/></text:span></text:p>
      <text:p text:style-name="P58"><text:span text:style-name="T209"><text:tab/>Re</text:span><text:span text:style-name="T214">feree </text:span><text:span text:style-name="T209">for </text:span><text:span text:style-name="T215">MNRAS, ApJ, </text:span><text:span text:style-name="T216">A&amp;A,</text:span><text:span text:style-name="T215"> </text:span><text:span text:style-name="T224">NatAs, </text:span><text:span text:style-name="T206">PRL, </text:span><text:span text:style-name="T215">JCAP, </text:span><text:span text:style-name="T226">OJA, </text:span><text:span text:style-name="T229">JOSS,</text:span><text:span text:style-name="T209"><text:tab/>2016 – present<text:line-break/><text:tab/> <text:s/></text:span><text:span text:style-name="T229">Chinese Physics C</text:span></text:p>
      <text:p text:style-name="P51"><text:span text:style-name="T209"><text:tab/></text:span><text:span text:style-name="T223">Durham Astronomy &amp; Instrumentation internal mini-conference organiser<text:tab/>Jun 2022</text:span><text:span text:style-name="T210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5"><text:span text:style-name="T205"><text:tab/>Durham Astronomy Friday seminar co-organizer<text:tab/>2019 </text:span><text:span text:style-name="T203">– </text:span><text:span text:style-name="T206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29"><text:span text:style-name="T252">Training &amp; professional development</text:span><text:span text:style-name="T242"><text:tab/></text:span></text:p>
      <text:p text:style-name="P166"><text:span text:style-name="T209"><text:tab/></text:span><text:span text:style-name="T230">Introduction to </text:span><text:span text:style-name="T231">m</text:span><text:span text:style-name="T230">anagement<text:tab/>Sept 2024<text:line-break/><text:tab/> <text:s/>The Royal Society &amp; ICL Business School</text:span></text:p>
      <text:p text:style-name="P167"><text:span text:style-name="T230"><text:tab/></text:span><text:span text:style-name="T201">Research-informed public engagement<text:tab/>Jul 2023<text:line-break/><text:tab/> <text:s/>DiRAC &amp; Science Museums Group</text:span></text:p>
      <text:p text:style-name="P118"><text:span text:style-name="T152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06"><text:tab/></text:span><text:span text:style-name="T225">SKA </text:span><text:span text:style-name="T224">Cosmology</text:span><text:span text:style-name="T225"> Science Working Group member<text:tab/>202</text:span><text:span text:style-name="T224">2</text:span><text:span text:style-name="T225"> </text:span><text:span text:style-name="T209">– </text:span><text:span text:style-name="T225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51">Fellow of the Royal Astronomical Society<text:tab/>2024 – present</text:span></text:p>
      <text:p text:style-name="P117"><text:span text:style-name="T327">Public codes &amp; utilities</text:span><text:tab/></text:p>
      <text:p text:style-name="P126"><text:span text:style-name="T220">A</text:span><text:span text:style-name="T201">s lead author:</text:span></text:p>
      <text:p text:style-name="P44"><text:span text:style-name="T220"><text:tab/></text:span><text:span text:style-name="T233">SWIFTGalaxy<text:tab/>2022</text:span><text:span text:style-name="T219"><text:line-break/><text:tab/> <text:s/>github.com/</text:span><text:span text:style-name="T221">SWIFTSIM</text:span><text:span text:style-name="T219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50">(co-maintainer)</text:span>, <text:span text:style-name="T346">3D</text:span>Barolo</text:p>
      <text:p text:style-name="P112"><text:span text:style-name="T153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1"><text:span text:style-name="T197">Citizenship</text:span><text:tab/></text:p>
      <text:p text:style-name="P3"><text:span text:style-name="T43"><text:tab/></text:span><text:span text:style-name="T44">Canadian</text:span></text:p>
      <text:p text:style-name="P119"/>
      <text:p text:style-name="P120">References<text:tab/></text:p>
      <text:p text:style-name="P42"><text:span text:style-name="T207"><text:tab/>Prof. </text:span><text:span text:style-name="T213">Carlos Frenk</text:span><text:span text:style-name="T207"><text:line-break/><text:tab/></text:span><text:span text:style-name="T213">Institute for Computational Cosmology</text:span><text:span text:style-name="T208">, </text:span><text:span text:style-name="T213">Durham University</text:span><text:span text:style-name="T208"><text:line-break/><text:tab/>+</text:span><text:span text:style-name="T213">44 191 334 3641</text:span><text:span text:style-name="T208"><text:line-break/><text:tab/></text:span><text:a xlink:type="simple" xlink:href="mailto:c.s.frenk@durham.ac.uk" text:style-name="Internet_20_link" text:visited-style-name="Visited_20_Internet_20_Link"><text:span text:style-name="T213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3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9-01T11:47:33.344579972">2024-09-01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9-01T11:47:33.241846013</dc:date>
    <meta:editing-duration>P1DT18H37M52S</meta:editing-duration>
    <meta:editing-cycles>207</meta:editing-cycles>
    <meta:print-date>2024-06-06T09:34:53.135962990</meta:print-date>
    <meta:printed-by>PDF files</meta:printed-by>
    <meta:document-statistic meta:table-count="0" meta:image-count="1" meta:object-count="0" meta:page-count="16" meta:paragraph-count="258" meta:word-count="4565" meta:character-count="34306" meta:non-whitespace-character-count="29371"/>
  </office:meta>
</office:document-meta>
</file>